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4">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list-style-name="L6">
      <style:paragraph-properties fo:margin-top="0cm" fo:margin-bottom="0.499cm" style:contextual-spacing="false"/>
    </style:style>
    <style:style style:name="P4" style:family="paragraph" style:parent-style-name="Preformatted_20_Text" style:list-style-name="L10">
      <style:paragraph-properties fo:margin-top="0cm" fo:margin-bottom="0.499cm" style: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5"/>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clude &lt;stdio.h&gt;</text:p>
      <text:p text:style-name="Standard">#include &lt;libssh/libssh.h&gt;</text:p>
      <text:p text:style-name="Standard"/>
      <text:p text:style-name="Standard">int main()</text:p>
      <text:p text:style-name="Standard">{</text:p>
      <text:p text:style-name="Standard"><text:s text:c="4"/>ssh_session session;</text:p>
      <text:p text:style-name="Standard"><text:s text:c="4"/>ssh_scp scp;</text:p>
      <text:p text:style-name="Standard"><text:s text:c="4"/>int rc;</text:p>
      <text:p text:style-name="Standard"><text:s text:c="4"/>char *src = "/path/to/local/file";</text:p>
      <text:p text:style-name="Standard"><text:s text:c="4"/>char *dest = "/path/to/remote/file";</text:p>
      <text:p text:style-name="Standard"><text:s text:c="4"/></text:p>
      <text:p text:style-name="Standard"><text:s text:c="4"/>// initialize ssh session</text:p>
      <text:p text:style-name="Standard"><text:s text:c="4"/>session = ssh_new();</text:p>
      <text:p text:style-name="Standard"><text:s text:c="4"/>ssh_options_set(session, SSH_OPTIONS_HOST, "hostname");</text:p>
      <text:p text:style-name="Standard"><text:s text:c="4"/>ssh_options_set(session, SSH_OPTIONS_USER, "username");</text:p>
      <text:p text:style-name="Standard"><text:s text:c="4"/></text:p>
      <text:p text:style-name="Standard"><text:s text:c="4"/>// connect to ssh server</text:p>
      <text:p text:style-name="Standard"><text:s text:c="4"/>rc = ssh_connect(session);</text:p>
      <text:p text:style-name="Standard"><text:s text:c="4"/>if (rc != SSH_OK) {</text:p>
      <text:p text:style-name="Standard"><text:s text:c="8"/>fprintf(stderr, "Error connecting to host: %s\n", ssh_get_error(session));</text:p>
      <text:p text:style-name="Standard"><text:s text:c="8"/>ssh_free(session);</text:p>
      <text:p text:style-name="Standard"><text:s text:c="8"/>return 1;</text:p>
      <text:p text:style-name="Standard"><text:s text:c="4"/>}</text:p>
      <text:p text:style-name="Standard"><text:s text:c="4"/></text:p>
      <text:p text:style-name="Standard"><text:s text:c="4"/>// authenticate</text:p>
      <text:p text:style-name="Standard"><text:s text:c="4"/>rc = ssh_userauth_password(session, NULL, "password");</text:p>
      <text:p text:style-name="Standard"><text:s text:c="4"/>if (rc != SSH_AUTH_SUCCESS) {</text:p>
      <text:p text:style-name="Standard"><text:s text:c="8"/>fprintf(stderr, "Error authenticating with password: %s\n", ssh_get_error(session));</text:p>
      <text:p text:style-name="Standard"><text:s text:c="8"/>ssh_disconnect(session);</text:p>
      <text:p text:style-name="Standard"><text:s text:c="8"/>ssh_free(session);</text:p>
      <text:p text:style-name="Standard"><text:s text:c="8"/>return 1;</text:p>
      <text:p text:style-name="Standard"><text:s text:c="4"/>}</text:p>
      <text:p text:style-name="Standard"><text:s text:c="4"/></text:p>
      <text:p text:style-name="Standard"><text:s text:c="4"/>// initialize scp session</text:p>
      <text:p text:style-name="Standard"><text:s text:c="4"/>scp = ssh_scp_new(session, SSH_SCP_WRITE | SSH_SCP_RECURSIVE, dest);</text:p>
      <text:p text:style-name="Standard"><text:s text:c="4"/>if (scp == NULL) {</text:p>
      <text:p text:style-name="Standard"><text:s text:c="8"/>fprintf(stderr, "Error initializing scp session: %s\n", ssh_get_error(session));</text:p>
      <text:p text:style-name="Standard"><text:s text:c="8"/>ssh_disconnect(session);</text:p>
      <text:p text:style-name="Standard"><text:s text:c="8"/>ssh_free(session);</text:p>
      <text:p text:style-name="Standard"><text:s text:c="8"/>return 1;</text:p>
      <text:p text:style-name="Standard"><text:s text:c="4"/>}</text:p>
      <text:p text:style-name="Standard"><text:s text:c="4"/></text:p>
      <text:p text:style-name="Standard"><text:s text:c="4"/>// copy file</text:p>
      <text:p text:style-name="Standard"><text:s text:c="4"/>rc = ssh_scp_push_file(scp, src, 0, 0644);</text:p>
      <text:p text:style-name="Standard"><text:s text:c="4"/>if (rc != SSH_OK) {</text:p>
      <text:p text:style-name="Standard"><text:s text:c="8"/>fprintf(stderr, "Error copying file: %s\n", ssh_get_error(session));</text:p>
      <text:p text:style-name="Standard"><text:s text:c="8"/>ssh_scp_close(scp);</text:p>
      <text:p text:style-name="Standard"><text:s text:c="8"/>ssh_scp_free(scp);</text:p>
      <text:p text:style-name="Standard"><text:s text:c="8"/>ssh_disconnect(session);</text:p>
      <text:p text:style-name="Standard"><text:s text:c="8"/>ssh_free(session);</text:p>
      <text:p text:style-name="Standard"><text:s text:c="8"/>return 1;</text:p>
      <text:p text:style-name="Standard"><text:s text:c="4"/>}</text:p>
      <text:p text:style-name="Standard"><text:soft-page-break/><text:s text:c="4"/></text:p>
      <text:p text:style-name="Standard"><text:s text:c="4"/>// cleanup</text:p>
      <text:p text:style-name="Standard"><text:s text:c="4"/>ssh_scp_close(scp);</text:p>
      <text:p text:style-name="Standard"><text:s text:c="4"/>ssh_scp_free(scp);</text:p>
      <text:p text:style-name="Standard"><text:s text:c="4"/>ssh_disconnect(session);</text:p>
      <text:p text:style-name="Standard"><text:s text:c="4"/>ssh_free(session);</text:p>
      <text:p text:style-name="Standard"><text:s text:c="4"/></text:p>
      <text:p text:style-name="Standard"><text:s text:c="4"/>return 0;</text:p>
      <text:p text:style-name="Standard">}</text:p>
      <text:p text:style-name="Standard"/>
      <text:p text:style-name="Text_20_body">he error message "Error connecting to host: Timeout connecting" suggests that the connection to the remote host has timed out. This could be due to a number of reasons, including:</text:p>
      <text:list text:style-name="L1">
        <text:list-item>
          <text:p text:style-name="P5">The remote host is not running an SSH server, or the SSH server is not configured to accept connections.</text:p>
        </text:list-item>
        <text:list-item>
          <text:p text:style-name="P5">The network connection between your local machine and the remote host is not working correctly.</text:p>
        </text:list-item>
        <text:list-item>
          <text:p text:style-name="P5">There is a firewall or other security software blocking the connection.</text:p>
        </text:list-item>
      </text:list>
      <text:p text:style-name="Text_20_body">To troubleshoot the issue, you can try the following:</text:p>
      <text:list text:style-name="L2">
        <text:list-item>
          <text:p text:style-name="P6">Verify that the remote host is running an SSH server and that it is configured to accept connections. You can do this by logging into the remote host manually using an SSH client, such as <text:span text:style-name="Source_20_Text">ssh</text:span> or PuTTY.</text:p>
        </text:list-item>
        <text:list-item>
          <text:p text:style-name="P6">Check that the IP address or hostname you are using to connect is correct. You can try pinging the remote host to see if you get a response.</text:p>
        </text:list-item>
        <text:list-item>
          <text:p text:style-name="P6">Check for any firewall or security software that may be blocking the connection. You may need to adjust your firewall rules or security settings to allow the connection.</text:p>
        </text:list-item>
        <text:list-item>
          <text:p text:style-name="P6">Try connecting from a different machine or network to see if the issue is specific to your local environment.</text:p>
        </text:list-item>
        <text:list-item>
          <text:p text:style-name="P6">Increase the timeout value in your code or try a different SSH library or API to see if that resolves the issue.</text:p>
        </text:list-item>
      </text:list>
      <text:p text:style-name="Text_20_body">If you're still having trouble, you may need to consult the documentation for the SSH library you are using or seek further assistance from the library's support channels.</text:p>
      <text:p text:style-name="Text_20_body">Here are the steps to install and configure the OpenSSH server on a remote host running RHEL 8:</text:p>
      <text:list text:style-name="L3">
        <text:list-item>
          <text:p text:style-name="P7">Connect to the remote host using a terminal or remote desktop session.</text:p>
        </text:list-item>
        <text:list-item>
          <text:p text:style-name="P7">Install the OpenSSH server software by running the following command as root or with sudo privileges:</text:p>
        </text:list-item>
      </text:list>
      <text:list text:style-name="L4">
        <text:list-item>
          <text:p text:style-name="P1"><text:span text:style-name="Source_20_Text">sudo dnf install openssh-server</text:span></text:p>
        </text:list-item>
      </text:list>
      <text:list text:style-name="L5">
        <text:list-item>
          <text:p text:style-name="P8">Once the installation is complete, the SSH server should start automatically. You can verify that it is running by checking the status of the SSH service using the following command:</text:p>
        </text:list-item>
      </text:list>
      <text:p text:style-name="P2">lua</text:p>
      <text:list text:style-name="L6">
        <text:list-item>
          <text:p text:style-name="P3"><text:soft-page-break/><text:span text:style-name="Source_20_Text">sudo systemctl status sshd</text:span></text:p>
        </text:list-item>
      </text:list>
      <text:p text:style-name="Text_20_body">If the SSH service is running, you should see output indicating that it is active and running.</text:p>
      <text:list text:style-name="L7">
        <text:list-item>
          <text:p text:style-name="P9">By default, SSH servers listen on port 22. If your remote host is behind a firewall or NAT device, you may need to configure port forwarding to allow incoming SSH connections to reach the host.</text:p>
        </text:list-item>
      </text:list>
      <text:list text:style-name="L8">
        <text:list-item>
          <text:p text:style-name="P10">If you want to configure additional security settings for the SSH server, you can edit the <text:span text:style-name="Source_20_Text">/etc/ssh/sshd_config</text:span> file. For example, you can change the default port number, enable/disable password authentication, and configure SSH key-based authentication.</text:p>
        </text:list-item>
      </text:list>
      <text:list text:style-name="L9">
        <text:list-item>
          <text:p text:style-name="P11">Once you have made changes to the <text:span text:style-name="Source_20_Text">sshd_config</text:span> file, you'll need to restart the SSH server for the changes to take effect. You can do this by running the following command:</text:p>
        </text:list-item>
      </text:list>
      <text:list text:style-name="L10">
        <text:list-item text:start-value="6">
          <text:p text:style-name="P4"><text:span text:style-name="Source_20_Text">sudo systemctl restart sshd</text:span></text:p>
        </text:list-item>
      </text:list>
      <text:p text:style-name="Text_20_body">That's it! Your remote host is now running an SSH server, and you can connect to it using an SSH client such as <text:span text:style-name="Source_20_Text">ssh</text:span> or PuTT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12:11:15.281770693</meta:creation-date>
    <dc:date>2023-03-06T12:15:17.621967762</dc:date>
    <meta:editing-duration>PT4M5S</meta:editing-duration>
    <meta:editing-cycles>2</meta:editing-cycles>
    <meta:generator>LibreOffice/7.5.1.2$Linux_X86_64 LibreOffice_project/fcbaee479e84c6cd81291587d2ee68cba099e129</meta:generator>
    <meta:document-statistic meta:table-count="0" meta:image-count="0" meta:object-count="0" meta:page-count="3" meta:paragraph-count="84" meta:word-count="643" meta:character-count="4380" meta:non-whitespace-character-count="3543"/>
  </office:meta>
</office:document-meta>
</file>